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2pt" style:font-size-asian="22pt" style:font-size-complex="22pt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TableColumn13" style:family="table-column">
      <style:table-column-properties style:column-width="2.0013in"/>
    </style:style>
    <style:style style:name="TableColumn14" style:family="table-column">
      <style:table-column-properties style:column-width="4.2666in"/>
    </style:style>
    <style:style style:name="Table12" style:family="table">
      <style:table-properties style:width="6.268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TableCell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8" style:family="table-row">
      <style:table-row-properties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ableRow38" style:family="table-row">
      <style:table-row-properties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ableRow53" style:family="table-row">
      <style:table-row-properties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P60" style:parent-style-name="Normal" style:list-style-name="LFO2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Normal" style:list-style-name="LFO2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Normal" style:list-style-name="LFO2" style:family="paragraph"/>
    <style:style style:name="P67" style:parent-style-name="Normal" style:family="paragraph">
      <style:text-properties fo:font-weight="bold" style:font-weight-asian="bold" style:font-weight-complex="bold"/>
    </style:style>
    <style:style style:name="T68" style:parent-style-name="DefaultParagraphFont" style:family="text">
      <style:text-properties style:font-name="Segoe UI Emoji" style:font-name-complex="Segoe UI Emoji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style:font-name="Segoe UI Emoji" style:font-name-complex="Segoe UI Emoji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style:font-name="Segoe UI Emoji" style:font-name-complex="Segoe UI Emoji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style:font-name="Segoe UI Emoji" style:font-name-complex="Segoe UI Emoji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style:font-name="Segoe UI Emoji" style:font-name-complex="Segoe UI Emoji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family="paragraph">
      <style:text-properties fo:font-weight="bold" style:font-weight-asian="bold" style:font-weight-complex="bold"/>
    </style:style>
    <style:style style:name="T80" style:parent-style-name="DefaultParagraphFont" style:family="text">
      <style:text-properties style:font-name="Segoe UI Emoji" style:font-name-complex="Segoe UI Emoji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P83" style:parent-style-name="Normal" style:family="paragraph">
      <style:text-properties fo:font-weight="bold" style:font-weight-asian="bold" style:font-weight-complex="bold"/>
    </style:style>
    <style:style style:name="P84" style:parent-style-name="Normal" style:list-style-name="LFO3" style:family="paragraph"/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list-style-name="LFO3" style:family="paragraph"/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T89" style:parent-style-name="DefaultParagraphFont" style:family="text">
      <style:text-properties style:font-name="Segoe UI Symbol" style:font-name-complex="Segoe UI Symbol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92" style:parent-style-name="DefaultParagraphFont" style:family="text">
      <style:text-properties style:font-name="Segoe UI Symbol" style:font-name-complex="Segoe UI Symbol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T95" style:parent-style-name="DefaultParagraphFont" style:family="text">
      <style:text-properties style:font-name="Segoe UI Emoji" style:font-name-complex="Segoe UI Emoji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97" style:parent-style-name="DefaultParagraphFont" style:family="text">
      <style:text-properties style:font-name="Segoe UI Emoji" style:font-name-complex="Segoe UI Emoji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99" style:parent-style-name="DefaultParagraphFont" style:family="text">
      <style:text-properties style:font-name="Segoe UI Emoji" style:font-name-complex="Segoe UI Emoji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T101" style:parent-style-name="DefaultParagraphFont" style:family="text">
      <style:text-properties style:font-name="Segoe UI Emoji" style:font-name-complex="Segoe UI Emoji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P103" style:parent-style-name="Normal" style:family="paragraph">
      <style:text-properties fo:font-weight="bold" style:font-weight-asian="bold" style:font-weight-complex="bold"/>
    </style:style>
    <style:style style:name="P104" style:parent-style-name="Normal" style:family="paragraph">
      <style:text-properties fo:font-weight="bold" style:font-weight-asian="bold" style:font-weight-complex="bold"/>
    </style:style>
    <style:style style:name="P105" style:parent-style-name="Normal" style:list-style-name="LFO4" style:family="paragraph"/>
    <style:style style:name="T106" style:parent-style-name="DefaultParagraphFont" style:family="text">
      <style:text-properties fo:font-weight="bold" style:font-weight-asian="bold" style:font-weight-complex="bold"/>
    </style:style>
    <style:style style:name="P107" style:parent-style-name="Normal" style:list-style-name="LFO4" style:family="paragraph"/>
    <style:style style:name="T108" style:parent-style-name="DefaultParagraphFont" style:family="text">
      <style:text-properties fo:font-weight="bold" style:font-weight-asian="bold" style:font-weight-complex="bold"/>
    </style:style>
    <style:style style:name="P109" style:parent-style-name="Normal" style:family="paragraph">
      <style:text-properties fo:font-weight="bold" style:font-weight-asian="bold" style:font-weight-complex="bold"/>
    </style:style>
    <style:style style:name="TableColumn111" style:family="table-column">
      <style:table-column-properties style:column-width="0.9798in"/>
    </style:style>
    <style:style style:name="TableColumn112" style:family="table-column">
      <style:table-column-properties style:column-width="0.8194in"/>
    </style:style>
    <style:style style:name="TableColumn113" style:family="table-column">
      <style:table-column-properties style:column-width="1.0666in"/>
    </style:style>
    <style:style style:name="TableColumn114" style:family="table-column">
      <style:table-column-properties style:column-width="2.65in"/>
    </style:style>
    <style:style style:name="Table110" style:family="table">
      <style:table-properties style:width="5.5159in" fo:margin-left="0in" table:align="left"/>
    </style:style>
    <style:style style:name="TableRow115" style:family="table-row">
      <style:table-row-properties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text-properties fo:font-weight="bold" style:font-weight-asian="bold" style:font-weight-complex="bold"/>
    </style:style>
    <style:style style:name="TableCell1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text-properties fo:font-weight="bold" style:font-weight-asian="bold" style:font-weight-complex="bold"/>
    </style:style>
    <style:style style:name="TableCell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text-properties fo:font-weight="bold" style:font-weight-asian="bold" style:font-weight-complex="bold"/>
    </style:style>
    <style:style style:name="TableCell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3" style:parent-style-name="Normal" style:family="paragraph">
      <style:text-properties fo:font-weight="bold" style:font-weight-asian="bold" style:font-weight-complex="bold"/>
    </style:style>
    <style:style style:name="TableRow124" style:family="table-row">
      <style:table-row-properties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9" style:family="table-row">
      <style:table-row-properties/>
    </style:style>
    <style:style style:name="TableCell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4" style:family="table-row">
      <style:table-row-properties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" style:parent-style-name="Normal" style:family="paragraph">
      <style:text-properties fo:font-weight="bold" style:font-weight-asian="bold" style:font-weight-complex="bold"/>
    </style:style>
    <style:style style:name="P140" style:parent-style-name="Normal" style:family="paragraph">
      <style:text-properties fo:font-weight="bold" style:font-weight-asian="bold" style:font-weight-complex="bold"/>
    </style:style>
    <style:style style:name="T141" style:parent-style-name="DefaultParagraphFont" style:family="text">
      <style:text-properties style:font-name="Segoe UI Emoji" style:font-name-complex="Segoe UI Emoji"/>
    </style:style>
    <style:style style:name="T142" style:parent-style-name="DefaultParagraphFont" style:family="text">
      <style:text-properties fo:font-weight="bold" style:font-weight-asian="bold" style:font-weight-complex="bold"/>
    </style:style>
    <style:style style:name="T143" style:parent-style-name="DefaultParagraphFont" style:family="text">
      <style:text-properties style:font-name="Segoe UI Emoji" style:font-name-complex="Segoe UI Emoji"/>
    </style:style>
    <style:style style:name="T144" style:parent-style-name="DefaultParagraphFont" style:family="text">
      <style:text-properties fo:font-weight="bold" style:font-weight-asian="bold" style:font-weight-complex="bold"/>
    </style:style>
    <style:style style:name="T145" style:parent-style-name="DefaultParagraphFont" style:family="text">
      <style:text-properties style:font-name="Segoe UI Emoji" style:font-name-complex="Segoe UI Emoji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T147" style:parent-style-name="DefaultParagraphFont" style:family="text">
      <style:text-properties style:font-name="Segoe UI Emoji" style:font-name-complex="Segoe UI Emoji"/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P149" style:parent-style-name="Normal" style:family="paragraph">
      <style:text-properties fo:font-weight="bold" style:font-weight-asian="bold" style:font-weight-complex="bold"/>
    </style:style>
    <style:style style:name="P150" style:parent-style-name="Normal" style:family="paragraph">
      <style:text-properties fo:font-weight="bold" style:font-weight-asian="bold" style:font-weight-complex="bold"/>
    </style:style>
    <style:style style:name="P151" style:parent-style-name="Normal" style:list-style-name="LFO5" style:family="paragraph"/>
    <style:style style:name="T152" style:parent-style-name="DefaultParagraphFont" style:family="text">
      <style:text-properties fo:font-weight="bold" style:font-weight-asian="bold" style:font-weight-complex="bold"/>
    </style:style>
    <style:style style:name="P153" style:parent-style-name="Normal" style:list-style-name="LFO5" style:family="paragraph"/>
    <style:style style:name="T154" style:parent-style-name="DefaultParagraphFont" style:family="text">
      <style:text-properties fo:font-weight="bold" style:font-weight-asian="bold" style:font-weight-complex="bold"/>
    </style:style>
    <style:style style:name="P155" style:parent-style-name="Normal" style:list-style-name="LFO5" style:family="paragraph"/>
    <style:style style:name="T156" style:parent-style-name="DefaultParagraphFont" style:family="text">
      <style:text-properties fo:font-weight="bold" style:font-weight-asian="bold" style:font-weight-complex="bold"/>
    </style:style>
    <style:style style:name="P157" style:parent-style-name="Normal" style:family="paragraph">
      <style:text-properties fo:font-weight="bold" style:font-weight-asian="bold" style:font-weight-complex="bold"/>
    </style:style>
    <style:style style:name="TableColumn159" style:family="table-column">
      <style:table-column-properties style:column-width="1.0458in"/>
    </style:style>
    <style:style style:name="TableColumn160" style:family="table-column">
      <style:table-column-properties style:column-width="1.1437in"/>
    </style:style>
    <style:style style:name="TableColumn161" style:family="table-column">
      <style:table-column-properties style:column-width="2.3097in"/>
    </style:style>
    <style:style style:name="Table158" style:family="table">
      <style:table-properties style:width="4.4993in" fo:margin-left="0in" table:align="left"/>
    </style:style>
    <style:style style:name="TableRow162" style:family="table-row">
      <style:table-row-properties/>
    </style:style>
    <style:style style:name="TableCell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4" style:parent-style-name="Normal" style:family="paragraph">
      <style:text-properties fo:font-weight="bold" style:font-weight-asian="bold" style:font-weight-complex="bold"/>
    </style:style>
    <style:style style:name="TableCell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6" style:parent-style-name="Normal" style:family="paragraph">
      <style:text-properties fo:font-weight="bold" style:font-weight-asian="bold" style:font-weight-complex="bold"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8" style:parent-style-name="Normal" style:family="paragraph">
      <style:text-properties fo:font-weight="bold" style:font-weight-asian="bold" style:font-weight-complex="bold"/>
    </style:style>
    <style:style style:name="TableRow169" style:family="table-row">
      <style:table-row-properties/>
    </style:style>
    <style:style style:name="TableCell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3" style:family="table-row">
      <style:table-row-properties/>
    </style:style>
    <style:style style:name="TableCell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7" style:family="table-row">
      <style:table-row-properties/>
    </style:style>
    <style:style style:name="TableCell1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1" style:parent-style-name="Normal" style:family="paragraph">
      <style:text-properties fo:font-weight="bold" style:font-weight-asian="bold" style:font-weight-complex="bold"/>
    </style:style>
    <style:style style:name="P182" style:parent-style-name="Normal" style:family="paragraph">
      <style:text-properties fo:font-weight="bold" style:font-weight-asian="bold" style:font-weight-complex="bold"/>
    </style:style>
    <style:style style:name="T183" style:parent-style-name="DefaultParagraphFont" style:family="text">
      <style:text-properties style:font-name="Segoe UI Emoji" style:font-name-complex="Segoe UI Emoji"/>
    </style:style>
    <style:style style:name="T184" style:parent-style-name="DefaultParagraphFont" style:family="text">
      <style:text-properties fo:font-weight="bold" style:font-weight-asian="bold" style:font-weight-complex="bold"/>
    </style:style>
    <style:style style:name="T185" style:parent-style-name="DefaultParagraphFont" style:family="text">
      <style:text-properties style:font-name="Segoe UI Emoji" style:font-name-complex="Segoe UI Emoji"/>
    </style:style>
    <style:style style:name="T186" style:parent-style-name="DefaultParagraphFont" style:family="text">
      <style:text-properties fo:font-weight="bold" style:font-weight-asian="bold" style:font-weight-complex="bold"/>
    </style:style>
    <style:style style:name="T187" style:parent-style-name="DefaultParagraphFont" style:family="text">
      <style:text-properties style:font-name="Segoe UI Emoji" style:font-name-complex="Segoe UI Emoji"/>
    </style:style>
    <style:style style:name="T188" style:parent-style-name="DefaultParagraphFont" style:family="text">
      <style:text-properties fo:font-weight="bold" style:font-weight-asian="bold" style:font-weight-complex="bold"/>
    </style:style>
    <style:style style:name="T189" style:parent-style-name="DefaultParagraphFont" style:family="text">
      <style:text-properties style:font-name="Segoe UI Emoji" style:font-name-complex="Segoe UI Emoji"/>
    </style:style>
    <style:style style:name="T190" style:parent-style-name="DefaultParagraphFont" style:family="text">
      <style:text-properties fo:font-weight="bold" style:font-weight-asian="bold" style:font-weight-complex="bold"/>
    </style:style>
    <style:style style:name="P191" style:parent-style-name="Normal" style:family="paragraph">
      <style:text-properties fo:font-weight="bold" style:font-weight-asian="bold" style:font-weight-complex="bold"/>
    </style:style>
    <style:style style:name="P192" style:parent-style-name="Normal" style:family="paragraph">
      <style:text-properties fo:font-weight="bold" style:font-weight-asian="bold" style:font-weight-complex="bold"/>
    </style:style>
    <style:style style:name="P193" style:parent-style-name="Normal" style:list-style-name="LFO6" style:family="paragraph"/>
    <style:style style:name="T194" style:parent-style-name="DefaultParagraphFont" style:family="text">
      <style:text-properties fo:font-weight="bold" style:font-weight-asian="bold" style:font-weight-complex="bold"/>
    </style:style>
    <style:style style:name="P195" style:parent-style-name="Normal" style:list-style-name="LFO6" style:family="paragraph"/>
    <style:style style:name="T196" style:parent-style-name="DefaultParagraphFont" style:family="text">
      <style:text-properties fo:font-weight="bold" style:font-weight-asian="bold" style:font-weight-complex="bold"/>
    </style:style>
    <style:style style:name="P197" style:parent-style-name="Normal" style:list-style-name="LFO6" style:family="paragraph"/>
    <style:style style:name="T198" style:parent-style-name="DefaultParagraphFont" style:family="text">
      <style:text-properties fo:font-weight="bold" style:font-weight-asian="bold" style:font-weight-complex="bold"/>
    </style:style>
    <style:style style:name="P199" style:parent-style-name="Normal" style:family="paragraph">
      <style:text-properties fo:font-weight="bold" style:font-weight-asian="bold" style:font-weight-complex="bold"/>
    </style:style>
    <style:style style:name="P200" style:parent-style-name="Normal" style:list-style-name="LFO7" style:family="paragraph"/>
    <style:style style:name="T201" style:parent-style-name="DefaultParagraphFont" style:family="text">
      <style:text-properties fo:font-weight="bold" style:font-weight-asian="bold" style:font-weight-complex="bold"/>
    </style:style>
    <style:style style:name="P202" style:parent-style-name="Normal" style:list-style-name="LFO7" style:family="paragraph"/>
    <style:style style:name="T203" style:parent-style-name="DefaultParagraphFont" style:family="text">
      <style:text-properties fo:font-weight="bold" style:font-weight-asian="bold" style:font-weight-complex="bold"/>
    </style:style>
    <style:style style:name="P204" style:parent-style-name="Normal" style:list-style-name="LFO7" style:family="paragraph"/>
    <style:style style:name="T205" style:parent-style-name="DefaultParagraphFont" style:family="text">
      <style:text-properties fo:font-weight="bold" style:font-weight-asian="bold" style:font-weight-complex="bold"/>
    </style:style>
    <style:style style:name="P206" style:parent-style-name="Normal" style:family="paragraph">
      <style:text-properties fo:font-weight="bold" style:font-weight-asian="bold" style:font-weight-complex="bold"/>
    </style:style>
    <style:style style:name="P207" style:parent-style-name="Normal" style:list-style-name="LFO8" style:family="paragraph"/>
    <style:style style:name="T208" style:parent-style-name="DefaultParagraphFont" style:family="text">
      <style:text-properties fo:font-weight="bold" style:font-weight-asian="bold" style:font-weight-complex="bold"/>
    </style:style>
    <style:style style:name="P209" style:parent-style-name="Normal" style:list-style-name="LFO8" style:family="paragraph"/>
    <style:style style:name="T210" style:parent-style-name="DefaultParagraphFont" style:family="text">
      <style:text-properties fo:font-weight="bold" style:font-weight-asian="bold" style:font-weight-complex="bold"/>
    </style:style>
    <style:style style:name="P211" style:parent-style-name="Normal" style:family="paragraph">
      <style:text-properties fo:font-weight="bold" style:font-weight-asian="bold" style:font-weight-complex="bold"/>
    </style:style>
    <style:style style:name="P212" style:parent-style-name="Normal" style:list-style-name="LFO9" style:family="paragraph"/>
    <style:style style:name="T213" style:parent-style-name="DefaultParagraphFont" style:family="text">
      <style:text-properties fo:font-weight="bold" style:font-weight-asian="bold" style:font-weight-complex="bold"/>
    </style:style>
    <style:style style:name="P214" style:parent-style-name="Normal" style:list-style-name="LFO9" style:family="paragraph"/>
    <style:style style:name="T215" style:parent-style-name="DefaultParagraphFont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Application Types in .NET - Comprehensive Notes</text:p>
      <text:p text:style-name="Normal">These structured notes cover<text:s/><text:span text:style-name="T2">different types of applications that can be developed using .NET</text:span>, ensuring you're well-prepared for your interview.</text:p>
      <text:p text:style-name="Normal"><draw:custom-shape svg:x="0in" svg:y="0in" svg:width="45.51042in" svg:height="0.00139in" draw:z-index="0" draw:id="id0" draw:style-name="a0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P3">1. Introduction to Application Types in .NET</text:p>
      <text:p text:style-name="P4">What is .NET?</text:p>
      <text:list text:style-name="LFO1" text:continue-numbering="true">
        <text:list-item>
          <text:p text:style-name="P5">A<text:s/><text:span text:style-name="T6">cross-platform development framework</text:span><text:s/>by Microsoft.</text:p>
        </text:list-item>
        <text:list-item>
          <text:p text:style-name="P7">Supports multiple programming languages (<text:span text:style-name="T8">C#, VB.NET, F#</text:span>).</text:p>
        </text:list-item>
        <text:list-item>
          <text:p text:style-name="P9">Provides a<text:s/><text:span text:style-name="T10">unified development environment</text:span><text:s/>for various application types.</text:p>
        </text:list-item>
      </text:list>
      <text:p text:style-name="P11">Types of Applications in .NET</text:p>
      <table:table table:style-name="Table12">
        <table:table-columns>
          <table:table-column table:style-name="TableColumn13"/>
          <table:table-column table:style-name="TableColumn14"/>
        </table:table-columns>
        <table:table-header-rows>
          <table:table-row table:style-name="TableRow15">
            <table:table-cell table:style-name="TableCell16">
              <text:p text:style-name="P17">Application Type</text:p>
            </table:table-cell>
            <table:table-cell table:style-name="TableCell18">
              <text:p text:style-name="P19">Description</text:p>
            </table:table-cell>
          </table:table-row>
        </table:table-header-rows>
        <table:table-row table:style-name="TableRow20">
          <table:table-cell table:style-name="TableCell21">
            <text:p text:style-name="Normal"><text:span text:style-name="T22">Web Applications</text:span></text:p>
          </table:table-cell>
          <table:table-cell table:style-name="TableCell23">
            <text:p text:style-name="Normal">Web-based applications using ASP.NET Core or ASP.NET MVC.</text:p>
          </table:table-cell>
        </table:table-row>
        <table:table-row table:style-name="TableRow24">
          <table:table-cell table:style-name="TableCell25">
            <text:p text:style-name="Normal"><text:span text:style-name="T26">Console Applications</text:span></text:p>
          </table:table-cell>
          <table:table-cell table:style-name="TableCell27">
            <text:p text:style-name="Normal">Command-line applications for automation, scripting, and backend services.</text:p>
          </table:table-cell>
        </table:table-row>
        <table:table-row table:style-name="TableRow28">
          <table:table-cell table:style-name="TableCell29">
            <text:p text:style-name="Normal"><text:span text:style-name="T30">Desktop Applications</text:span></text:p>
          </table:table-cell>
          <table:table-cell table:style-name="TableCell31">
            <text:p text:style-name="Normal">GUI-based applications using WinForms, WPF, or UWP.</text:p>
          </table:table-cell>
        </table:table-row>
        <table:table-row table:style-name="TableRow32">
          <table:table-cell table:style-name="TableCell33">
            <text:p text:style-name="Normal"><text:span text:style-name="T34">Mobile Applications</text:span></text:p>
          </table:table-cell>
          <table:table-cell table:style-name="TableCell35">
            <text:p text:style-name="Normal">Cross-platform mobile apps using<text:s/><text:span text:style-name="T36">Xamarin</text:span><text:s/>or<text:s/><text:span text:style-name="T37">.NET MAUI</text:span>.</text:p>
          </table:table-cell>
        </table:table-row>
        <table:table-row table:style-name="TableRow38">
          <table:table-cell table:style-name="TableCell39">
            <text:p text:style-name="Normal"><text:span text:style-name="T40">Cloud Applications</text:span></text:p>
          </table:table-cell>
          <table:table-cell table:style-name="TableCell41">
            <text:p text:style-name="Normal">Serverless apps running on<text:s/><text:span text:style-name="T42">Azure</text:span>.</text:p>
          </table:table-cell>
        </table:table-row>
        <table:table-row table:style-name="TableRow43">
          <table:table-cell table:style-name="TableCell44">
            <text:p text:style-name="Normal"><text:span text:style-name="T45">Gaming Applications</text:span></text:p>
          </table:table-cell>
          <table:table-cell table:style-name="TableCell46">
            <text:p text:style-name="Normal">Games developed using<text:s/><text:span text:style-name="T47">Unity</text:span><text:s/>with .NET/C#.</text:p>
          </table:table-cell>
        </table:table-row>
        <table:table-row table:style-name="TableRow48">
          <table:table-cell table:style-name="TableCell49">
            <text:p text:style-name="Normal"><text:span text:style-name="T50">Machine Learning Applications</text:span></text:p>
          </table:table-cell>
          <table:table-cell table:style-name="TableCell51">
            <text:p text:style-name="Normal">AI-driven apps using<text:s/><text:span text:style-name="T52">ML.NET</text:span>.</text:p>
          </table:table-cell>
        </table:table-row>
        <table:table-row table:style-name="TableRow53">
          <table:table-cell table:style-name="TableCell54">
            <text:p text:style-name="Normal"><text:span text:style-name="T55">IoT Applications</text:span></text:p>
          </table:table-cell>
          <table:table-cell table:style-name="TableCell56">
            <text:p text:style-name="Normal">Embedded device applications using<text:s/><text:span text:style-name="T57">.NET for IoT</text:span>.</text:p>
          </table:table-cell>
        </table:table-row>
      </table:table>
      <text:p text:style-name="Normal"><draw:custom-shape svg:x="0in" svg:y="0in" svg:width="45.51042in" svg:height="0.00139in" draw:z-index="0" draw:id="id1" draw:style-name="a1" draw:name="Horizontal Line 38" text:anchor-type="as-char"><svg:title/><svg:desc/><draw:enhanced-geometry draw:type="non-primitive" svg:viewBox="0 0 21600 21600" draw:enhanced-path="M 0 0 L 21600 0 21600 21600 0 21600 Z N"/></draw:custom-shape></text:p>
      <text:p text:style-name="P58">2. Web Applications in .NET</text:p>
      <text:p text:style-name="P59">What is ASP.NET Core?</text:p>
      <text:list text:style-name="LFO2" text:continue-numbering="true">
        <text:list-item>
          <text:p text:style-name="P60">A<text:s/><text:span text:style-name="T61">modern, cross-platform framework</text:span><text:s/>for building<text:s/><text:span text:style-name="T62">web applications and APIs</text:span>.</text:p>
        </text:list-item>
        <text:list-item>
          <text:p text:style-name="P63">Supports<text:s/><text:span text:style-name="T64">MVC (Model-View-Controller)</text:span><text:s/>and<text:s/><text:span text:style-name="T65">Razor Pages</text:span>.</text:p>
        </text:list-item>
        <text:list-item>
          <text:p text:style-name="P66">Faster performance compared to traditional ASP.NET.</text:p>
        </text:list-item>
      </text:list>
      <text:p text:style-name="P67">Key Features of ASP.NET Core</text:p>
      <text:p text:style-name="Normal"><text:span text:style-name="T68">✅</text:span><text:s/><text:span text:style-name="T69">Cross-Platform</text:span><text:s/>– Works on<text:s/><text:span text:style-name="T70">Windows, macOS, and Linux</text:span>.<text:line-break/><text:span text:style-name="T71">✅</text:span><text:s/><text:span text:style-name="T72">Built-in Dependency Injection</text:span><text:s/>– Manages dependencies easily.<text:line-break/><text:span text:style-name="T73">✅</text:span><text:s/><text:span text:style-name="T74">Asynchronous Programming</text:span><text:s/>– Uses async/await for better scalability.<text:line-break/><text:span text:style-name="T75">✅</text:span><text:s/><text:span text:style-name="T76">Microservices &amp; Cloud-Ready</text:span><text:s/>– Works with Docker and Kubernetes.<text:line-break/><text:span text:style-name="T77">✅</text:span><text:s/><text:span text:style-name="T78">Secure Authentication</text:span><text:s/>– Supports JWT, OAuth, and OpenID.</text:p>
      <text:p text:style-name="P79">Example: Simple ASP.NET Core Web API</text:p>
      <text:p text:style-name="Normal">csharp</text:p>
      <text:p text:style-name="Normal">CopyEdit</text:p>
      <text:p text:style-name="Normal">[ApiController]</text:p>
      <text:p text:style-name="Normal">[Route("[controller]")]</text:p>
      <text:p text:style-name="Normal">public class WeatherController : ControllerBase</text:p>
      <text:p text:style-name="Normal">{</text:p>
      <text:p text:style-name="Normal"><text:s text:c="4"/>[HttpGet]</text:p>
      <text:p text:style-name="Normal"><text:s text:c="4"/>public IEnumerable&lt;string&gt; Get()</text:p>
      <text:p text:style-name="Normal"><text:s text:c="4"/>{</text:p>
      <text:p text:style-name="Normal"><text:s text:c="8"/>return new string[] { "Sunny", "Cloudy", "Rainy" };</text:p>
      <text:p text:style-name="Normal"><text:s text:c="4"/>}</text:p>
      <text:p text:style-name="Normal">}</text:p>
      <text:p text:style-name="Normal"><text:span text:style-name="T80">📌</text:span><text:s/><text:span text:style-name="T81">ASP.NET Core is ideal for building modern, scalable web applications and APIs.</text:span></text:p>
      <text:p text:style-name="Normal"><draw:custom-shape svg:x="0in" svg:y="0in" svg:width="45.51042in" svg:height="0.00139in" draw:z-index="0" draw:id="id2" draw:style-name="a2" draw:name="Horizontal Line 39" text:anchor-type="as-char"><svg:title/><svg:desc/><draw:enhanced-geometry draw:type="non-primitive" svg:viewBox="0 0 21600 21600" draw:enhanced-path="M 0 0 L 21600 0 21600 21600 0 21600 Z N"/></draw:custom-shape></text:p>
      <text:p text:style-name="P82">3. Console Applications in .NET</text:p>
      <text:p text:style-name="P83">What is a Console Application?</text:p>
      <text:list text:style-name="LFO3" text:continue-numbering="true">
        <text:list-item>
          <text:p text:style-name="P84">A simple<text:s/><text:span text:style-name="T85">command-line program</text:span><text:s/>without a graphical interface.</text:p>
        </text:list-item>
        <text:list-item>
          <text:p text:style-name="P86">Used for<text:s/><text:span text:style-name="T87">automation scripts, utilities, background services</text:span>.</text:p>
        </text:list-item>
      </text:list>
      <text:p text:style-name="P88">Creating a Console App in .NET</text:p>
      <text:soft-page-break/>
      <text:p text:style-name="Normal">1️<text:span text:style-name="T89">⃣</text:span><text:s/>Open<text:s/><text:span text:style-name="T90">Visual Studio</text:span><text:s/>→ Create a<text:s/><text:span text:style-name="T91">Console App</text:span>.<text:line-break/>2️<text:span text:style-name="T92">⃣</text:span><text:s/>Add code inside Main() method.</text:p>
      <text:p text:style-name="P93">Example: Basic Console Application in C#</text:p>
      <text:p text:style-name="Normal">csharp</text:p>
      <text:p text:style-name="Normal">CopyEdit</text:p>
      <text:p text:style-name="Normal">using System;</text:p>
      <text:p text:style-name="Normal"/>
      <text:p text:style-name="Normal">class Program</text:p>
      <text:p text:style-name="Normal">{</text:p>
      <text:p text:style-name="Normal"><text:s text:c="4"/>static void Main()</text:p>
      <text:p text:style-name="Normal"><text:s text:c="4"/>{</text:p>
      <text:p text:style-name="Normal"><text:s text:c="8"/>Console.WriteLine("Hello, .NET!");</text:p>
      <text:p text:style-name="Normal"><text:s text:c="4"/>}</text:p>
      <text:p text:style-name="Normal">}</text:p>
      <text:p text:style-name="P94">Common Uses of Console Applications</text:p>
      <text:p text:style-name="Normal"><text:span text:style-name="T95">✅</text:span><text:s/><text:span text:style-name="T96">Batch Processing</text:span><text:s/>– Automated tasks.<text:line-break/><text:span text:style-name="T97">✅</text:span><text:s/><text:span text:style-name="T98">CLI Tools</text:span><text:s/>– User input-based tools.<text:line-break/><text:span text:style-name="T99">✅</text:span><text:s/><text:span text:style-name="T100">Testing APIs</text:span><text:s/>– Calling web services.<text:line-break/><text:span text:style-name="T101">✅</text:span><text:s/><text:span text:style-name="T102">Data Parsing</text:span><text:s/>– Processing large datasets.</text:p>
      <text:p text:style-name="Normal"><draw:custom-shape svg:x="0in" svg:y="0in" svg:width="45.51042in" svg:height="0.00139in" draw:z-index="0" draw:id="id3" draw:style-name="a3" draw:name="Horizontal Line 40" text:anchor-type="as-char"><svg:title/><svg:desc/><draw:enhanced-geometry draw:type="non-primitive" svg:viewBox="0 0 21600 21600" draw:enhanced-path="M 0 0 L 21600 0 21600 21600 0 21600 Z N"/></draw:custom-shape></text:p>
      <text:p text:style-name="P103">4. Desktop Applications in .NET</text:p>
      <text:p text:style-name="P104">What are Desktop Applications?</text:p>
      <text:list text:style-name="LFO4" text:continue-numbering="true">
        <text:list-item>
          <text:p text:style-name="P105"><text:span text:style-name="T106">Graphical User Interface (GUI) applications</text:span><text:s/>running on Windows.</text:p>
        </text:list-item>
        <text:list-item>
          <text:p text:style-name="P107">Built using<text:s/><text:span text:style-name="T108">WinForms, WPF (Windows Presentation Foundation), or UWP (Universal Windows Platform)</text:span>.</text:p>
        </text:list-item>
      </text:list>
      <text:p text:style-name="P109">WinForms vs. WPF vs. UWP</text:p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header-rows>
          <table:table-row table:style-name="TableRow115">
            <table:table-cell table:style-name="TableCell116">
              <text:p text:style-name="P117">Feature</text:p>
            </table:table-cell>
            <table:table-cell table:style-name="TableCell118">
              <text:p text:style-name="P119">WinForms</text:p>
            </table:table-cell>
            <table:table-cell table:style-name="TableCell120">
              <text:p text:style-name="P121">WPF</text:p>
            </table:table-cell>
            <table:table-cell table:style-name="TableCell122">
              <text:p text:style-name="P123">UWP</text:p>
            </table:table-cell>
          </table:table-row>
        </table:table-header-rows>
        <table:table-row table:style-name="TableRow124">
          <table:table-cell table:style-name="TableCell125">
            <text:p text:style-name="Normal">UI Design</text:p>
          </table:table-cell>
          <table:table-cell table:style-name="TableCell126">
            <text:p text:style-name="Normal">Simple</text:p>
          </table:table-cell>
          <table:table-cell table:style-name="TableCell127">
            <text:p text:style-name="Normal">Advanced</text:p>
          </table:table-cell>
          <table:table-cell table:style-name="TableCell128">
            <text:p text:style-name="Normal">Modern</text:p>
          </table:table-cell>
        </table:table-row>
        <text:soft-page-break/>
        <table:table-row table:style-name="TableRow129">
          <table:table-cell table:style-name="TableCell130">
            <text:p text:style-name="Normal">Performance</text:p>
          </table:table-cell>
          <table:table-cell table:style-name="TableCell131">
            <text:p text:style-name="Normal">Slower</text:p>
          </table:table-cell>
          <table:table-cell table:style-name="TableCell132">
            <text:p text:style-name="Normal">Faster</text:p>
          </table:table-cell>
          <table:table-cell table:style-name="TableCell133">
            <text:p text:style-name="Normal">Optimized for Windows 10+</text:p>
          </table:table-cell>
        </table:table-row>
        <table:table-row table:style-name="TableRow134">
          <table:table-cell table:style-name="TableCell135">
            <text:p text:style-name="Normal">Graphics</text:p>
          </table:table-cell>
          <table:table-cell table:style-name="TableCell136">
            <text:p text:style-name="Normal">Basic</text:p>
          </table:table-cell>
          <table:table-cell table:style-name="TableCell137">
            <text:p text:style-name="Normal">DirectX-based</text:p>
          </table:table-cell>
          <table:table-cell table:style-name="TableCell138">
            <text:p text:style-name="Normal">Supports touch and modern devices</text:p>
          </table:table-cell>
        </table:table-row>
      </table:table>
      <text:p text:style-name="P139">Example: WinForms Application</text:p>
      <text:p text:style-name="Normal">csharp</text:p>
      <text:p text:style-name="Normal">CopyEdit</text:p>
      <text:p text:style-name="Normal">using System;</text:p>
      <text:p text:style-name="Normal">using System.Windows.Forms;</text:p>
      <text:p text:style-name="Normal"/>
      <text:p text:style-name="Normal">class MyForm : Form</text:p>
      <text:p text:style-name="Normal">{</text:p>
      <text:p text:style-name="Normal"><text:s text:c="4"/>static void Main()</text:p>
      <text:p text:style-name="Normal"><text:s text:c="4"/>{</text:p>
      <text:p text:style-name="Normal"><text:s text:c="8"/>Application.Run(new MyForm());</text:p>
      <text:p text:style-name="Normal"><text:s text:c="4"/>}</text:p>
      <text:p text:style-name="Normal">}</text:p>
      <text:p text:style-name="P140">Best Use Cases for Desktop Apps</text:p>
      <text:p text:style-name="Normal"><text:span text:style-name="T141">✅</text:span><text:s/><text:span text:style-name="T142">Enterprise applications</text:span><text:s/>(HR, CRM, Inventory systems).<text:line-break/><text:span text:style-name="T143">✅</text:span><text:s/><text:span text:style-name="T144">Media players, text editors, utility software</text:span>.<text:line-break/><text:span text:style-name="T145">✅</text:span><text:s/><text:span text:style-name="T146">Applications needing offline access</text:span>.</text:p>
      <text:p text:style-name="Normal"><text:span text:style-name="T147">📌</text:span><text:s/><text:span text:style-name="T148">WPF is recommended for modern, high-performance Windows desktop applications.</text:span></text:p>
      <text:p text:style-name="Normal"><draw:custom-shape svg:x="0in" svg:y="0in" svg:width="45.51042in" svg:height="0.00139in" draw:z-index="0" draw:id="id4" draw:style-name="a4" draw:name="Horizontal Line 41" text:anchor-type="as-char"><svg:title/><svg:desc/><draw:enhanced-geometry draw:type="non-primitive" svg:viewBox="0 0 21600 21600" draw:enhanced-path="M 0 0 L 21600 0 21600 21600 0 21600 Z N"/></draw:custom-shape></text:p>
      <text:p text:style-name="P149">5. Mobile Applications in .NET</text:p>
      <text:p text:style-name="P150">What is Xamarin?</text:p>
      <text:list text:style-name="LFO5" text:continue-numbering="true">
        <text:list-item>
          <text:p text:style-name="P151"><text:span text:style-name="T152">A cross-platform mobile framework</text:span><text:s/>for building Android and iOS apps.</text:p>
        </text:list-item>
        <text:list-item>
          <text:p text:style-name="P153">Uses<text:s/><text:span text:style-name="T154">C# and .NET</text:span>, with a single codebase for multiple platforms.</text:p>
        </text:list-item>
        <text:list-item>
          <text:p text:style-name="P155">Now evolving into<text:s/><text:span text:style-name="T156">.NET MAUI (Multi-platform App UI)</text:span>.</text:p>
        </text:list-item>
      </text:list>
      <text:soft-page-break/>
      <text:p text:style-name="P157">Xamarin vs. .NET MAUI</text:p>
      <table:table table:style-name="Table158">
        <table:table-columns>
          <table:table-column table:style-name="TableColumn159"/>
          <table:table-column table:style-name="TableColumn160"/>
          <table:table-column table:style-name="TableColumn161"/>
        </table:table-columns>
        <table:table-header-rows>
          <table:table-row table:style-name="TableRow162">
            <table:table-cell table:style-name="TableCell163">
              <text:p text:style-name="P164">Feature</text:p>
            </table:table-cell>
            <table:table-cell table:style-name="TableCell165">
              <text:p text:style-name="P166">Xamarin</text:p>
            </table:table-cell>
            <table:table-cell table:style-name="TableCell167">
              <text:p text:style-name="P168">.NET MAUI</text:p>
            </table:table-cell>
          </table:table-row>
        </table:table-header-rows>
        <table:table-row table:style-name="TableRow169">
          <table:table-cell table:style-name="TableCell170">
            <text:p text:style-name="Normal">Platform</text:p>
          </table:table-cell>
          <table:table-cell table:style-name="TableCell171">
            <text:p text:style-name="Normal">Android, iOS</text:p>
          </table:table-cell>
          <table:table-cell table:style-name="TableCell172">
            <text:p text:style-name="Normal">Android, iOS, macOS, Windows</text:p>
          </table:table-cell>
        </table:table-row>
        <table:table-row table:style-name="TableRow173">
          <table:table-cell table:style-name="TableCell174">
            <text:p text:style-name="Normal">UI Framework</text:p>
          </table:table-cell>
          <table:table-cell table:style-name="TableCell175">
            <text:p text:style-name="Normal">Xamarin.Forms</text:p>
          </table:table-cell>
          <table:table-cell table:style-name="TableCell176">
            <text:p text:style-name="Normal">Unified UI framework</text:p>
          </table:table-cell>
        </table:table-row>
        <table:table-row table:style-name="TableRow177">
          <table:table-cell table:style-name="TableCell178">
            <text:p text:style-name="Normal">Performance</text:p>
          </table:table-cell>
          <table:table-cell table:style-name="TableCell179">
            <text:p text:style-name="Normal">Good</text:p>
          </table:table-cell>
          <table:table-cell table:style-name="TableCell180">
            <text:p text:style-name="Normal">Better</text:p>
          </table:table-cell>
        </table:table-row>
      </table:table>
      <text:p text:style-name="P181">Example: Xamarin Mobile App (C#)</text:p>
      <text:p text:style-name="Normal">csharp</text:p>
      <text:p text:style-name="Normal">CopyEdit</text:p>
      <text:p text:style-name="Normal">using Xamarin.Forms;</text:p>
      <text:p text:style-name="Normal"/>
      <text:p text:style-name="Normal">public class App : Application</text:p>
      <text:p text:style-name="Normal">{</text:p>
      <text:p text:style-name="Normal"><text:s text:c="4"/>public App()</text:p>
      <text:p text:style-name="Normal"><text:s text:c="4"/>{</text:p>
      <text:p text:style-name="Normal"><text:s text:c="8"/>MainPage = new ContentPage</text:p>
      <text:p text:style-name="Normal"><text:s text:c="8"/>{</text:p>
      <text:p text:style-name="Normal"><text:s text:c="12"/>Content = new Label { Text = "Hello, Xamarin!" }</text:p>
      <text:p text:style-name="Normal"><text:s text:c="8"/>};</text:p>
      <text:p text:style-name="Normal"><text:s text:c="4"/>}</text:p>
      <text:p text:style-name="Normal">}</text:p>
      <text:p text:style-name="P182">Advantages of Xamarin/.NET MAUI</text:p>
      <text:p text:style-name="Normal"><text:span text:style-name="T183">✅</text:span><text:s/><text:span text:style-name="T184">Write once, run anywhere</text:span><text:s/>(Android, iOS, Windows).<text:line-break/><text:span text:style-name="T185">✅</text:span><text:s/><text:span text:style-name="T186">Uses C# and .NET</text:span><text:s/>(No need to learn Java/Kotlin or Swift).<text:line-break/><text:span text:style-name="T187">✅</text:span><text:s/><text:span text:style-name="T188">Access to Native APIs</text:span><text:s/>(Camera, GPS, Notifications).</text:p>
      <text:p text:style-name="Normal"><text:span text:style-name="T189">📌</text:span><text:s/><text:span text:style-name="T190">.NET MAUI is the future of cross-platform .NET mobile development.</text:span></text:p>
      <text:p text:style-name="Normal"><draw:custom-shape svg:x="0in" svg:y="0in" svg:width="45.51042in" svg:height="0.00139in" draw:z-index="0" draw:id="id5" draw:style-name="a5" draw:name="Horizontal Line 42" text:anchor-type="as-char"><svg:title/><svg:desc/><draw:enhanced-geometry draw:type="non-primitive" svg:viewBox="0 0 21600 21600" draw:enhanced-path="M 0 0 L 21600 0 21600 21600 0 21600 Z N"/></draw:custom-shape></text:p>
      <text:p text:style-name="P191">6. Other Application Types in .NET</text:p>
      <text:p text:style-name="P192">Cloud Applications</text:p>
      <text:soft-page-break/>
      <text:list text:style-name="LFO6" text:continue-numbering="true">
        <text:list-item>
          <text:p text:style-name="P193"><text:span text:style-name="T194">Runs on Microsoft Azure</text:span>.</text:p>
        </text:list-item>
        <text:list-item>
          <text:p text:style-name="P195">Can use<text:s/><text:span text:style-name="T196">serverless computing, microservices, and Kubernetes</text:span>.</text:p>
        </text:list-item>
        <text:list-item>
          <text:p text:style-name="P197">Examples:<text:s/><text:span text:style-name="T198">Azure Functions, Web Jobs, App Services</text:span>.</text:p>
        </text:list-item>
      </text:list>
      <text:p text:style-name="P199">Gaming Applications</text:p>
      <text:list text:style-name="LFO7" text:continue-numbering="true">
        <text:list-item>
          <text:p text:style-name="P200">Developed using<text:s/><text:span text:style-name="T201">Unity with C#</text:span>.</text:p>
        </text:list-item>
        <text:list-item>
          <text:p text:style-name="P202">Used for<text:s/><text:span text:style-name="T203">2D/3D games, VR, and AR applications</text:span>.</text:p>
        </text:list-item>
        <text:list-item>
          <text:p text:style-name="P204">Supports deployment on<text:s/><text:span text:style-name="T205">PC, mobile, PlayStation, Xbox</text:span>.</text:p>
        </text:list-item>
      </text:list>
      <text:p text:style-name="P206">Machine Learning Applications</text:p>
      <text:list text:style-name="LFO8" text:continue-numbering="true">
        <text:list-item>
          <text:p text:style-name="P207">Uses<text:s/><text:span text:style-name="T208">ML.NET</text:span><text:s/>for AI-based solutions.</text:p>
        </text:list-item>
        <text:list-item>
          <text:p text:style-name="P209">Applications:<text:s/><text:span text:style-name="T210">Image recognition, chatbots, predictive analytics</text:span>.</text:p>
        </text:list-item>
      </text:list>
      <text:p text:style-name="P211">Internet of Things (IoT) Applications</text:p>
      <text:list text:style-name="LFO9" text:continue-numbering="true">
        <text:list-item>
          <text:p text:style-name="P212">Uses<text:s/><text:span text:style-name="T213">.NET for IoT</text:span><text:s/>to build embedded applications.</text:p>
        </text:list-item>
        <text:list-item>
          <text:p text:style-name="P214">Supports<text:s/><text:span text:style-name="T215">Raspberry Pi, Arduino, sensors, and smart devices</text:span>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ney A</meta:initial-creator>
    <dc:creator>Honey A</dc:creator>
    <meta:creation-date>2025-03-19T13:19:00Z</meta:creation-date>
    <dc:date>2025-03-19T13:19:00Z</dc:date>
    <meta:template xlink:href="Normal.dotm" xlink:type="simple"/>
    <meta:editing-cycles>1</meta:editing-cycles>
    <meta:editing-duration>PT0S</meta:editing-duration>
    <meta:document-statistic meta:page-count="6" meta:paragraph-count="10" meta:word-count="758" meta:character-count="5074" meta:row-count="36" meta:non-whitespace-character-count="4326"/>
  </office:meta>
</office:document-meta>
</file>